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6543in"/>
    </style:style>
    <style:style style:name="co2" style:family="table-column">
      <style:table-column-properties fo:break-before="auto" style:column-width="0.5465in"/>
    </style:style>
    <style:style style:name="co3" style:family="table-column">
      <style:table-column-properties fo:break-before="auto" style:column-width="0.492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5575in"/>
    </style:style>
    <style:style style:name="co6" style:family="table-column">
      <style:table-column-properties fo:break-before="auto" style:column-width="0.5252in"/>
    </style:style>
    <style:style style:name="co7" style:family="table-column">
      <style:table-column-properties fo:break-before="auto" style:column-width="0.3965in"/>
    </style:style>
    <style:style style:name="co8" style:family="table-column">
      <style:table-column-properties fo:break-before="auto" style:column-width="0.4398in"/>
    </style:style>
    <style:style style:name="co9" style:family="table-column">
      <style:table-column-properties fo:break-before="auto" style:column-width="0.7075in"/>
    </style:style>
    <style:style style:name="co10" style:family="table-column">
      <style:table-column-properties fo:break-before="auto" style:column-width="0.5362in"/>
    </style:style>
    <style:style style:name="co11" style:family="table-column">
      <style:table-column-properties fo:break-before="auto" style:column-width="0.7398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ffff"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 table:number-columns-spanned="15" table:number-rows-spanned="1">
            <text:p>Annual Examination grading</text:p>
          </table:table-cell>
          <table:covered-table-cell table:number-columns-repeated="2"/>
          <table:covered-table-cell table:style-name="Default"/>
          <table:covered-table-cell table:number-columns-repeated="1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angla</text:p>
          </table:table-cell>
          <table:table-cell table:style-name="Default" office:value-type="string" calcext:value-type="string">
            <text:p>Grade1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rade2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Grad3e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Grade4</text:p>
          </table:table-cell>
          <table:table-cell office:value-type="string" calcext:value-type="string">
            <text:p>Chemistry</text:p>
          </table:table-cell>
          <table:table-cell office:value-type="string" calcext:value-type="string">
            <text:p>Grade5</text:p>
          </table:table-cell>
          <table:table-cell office:value-type="string" calcext:value-type="string">
            <text:p>Biology</text:p>
          </table:table-cell>
          <table:table-cell office:value-type="string" calcext:value-type="string">
            <text:p>Grade6</text:p>
          </table:table-cell>
          <table:table-cell office:value-type="string" calcext:value-type="string">
            <text:p>Final grade</text:p>
          </table:table-cell>
        </table:table-row>
        <table:table-row table:style-name="ro1">
          <table:table-cell office:value-type="string" calcext:value-type="string">
            <text:p>Abdul</text:p>
          </table:table-cell>
          <table:table-cell office:value-type="float" office:value="1001" calcext:value-type="float">
            <text:p>1001</text:p>
          </table:table-cell>
          <table:table-cell office:value-type="float" office:value="81" calcext:value-type="float">
            <text:p>81</text:p>
          </table:table-cell>
          <table:table-cell table:formula="of:=COM.MICROSOFT.IFS(     [.C3]&gt;80; 5;     [.C3]&gt;70; 4.5;     [.C3]&gt;60; 4;     [.C3]&gt;51; 3.5;     [.C3]&gt;40; 3;     [.C3]&gt;=0; 2;     1; 0 )"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table:formula="of:=COM.MICROSOFT.IFS(     [.E3]&gt;80; 5;     [.E3]&gt;70; 4.5;     [.E3]&gt;60; 4;     [.E3]&gt;51; 3.5;     [.E3]&gt;40; 3;     [.E3]&gt;=0; 2;     1; 0 )"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table:formula="of:=COM.MICROSOFT.IFS(     [.G3]&gt;80; 5;     [.G3]&gt;70; 4.5;     [.G3]&gt;60; 4;     [.G3]&gt;51; 3.5;     [.G3]&gt;40; 3;     [.G3]&gt;=0; 2;     1; 0 )"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table:formula="of:=COM.MICROSOFT.IFS(     [.I3]&gt;80; 5;     [.I3]&gt;70; 4.5;     [.I3]&gt;60; 4;     [.I3]&gt;51; 3.5;     [.I3]&gt;40; 3;     [.I3]&gt;=0; 2;     1; 0 )" office:value-type="float" office:value="4.5" calcext:value-type="float">
            <text:p>4.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rade</text:p>
          </table:table-cell>
          <table:table-cell office:value-type="float" office:value="85" calcext:value-type="float">
            <text:p>85</text:p>
          </table:table-cell>
          <table:table-cell table:formula="of:=COM.MICROSOFT.IFS(     [.M3]&gt;80; 5;     [.M3]&gt;70; 4.5;     [.M3]&gt;60; 4;     [.M3]&gt;51; 3.5;     [.M3]&gt;40; 3;     [.M3]&gt;=0; 2;     1; 0 )" office:value-type="float" office:value="5" calcext:value-type="float">
            <text:p>5</text:p>
          </table:table-cell>
          <table:table-cell table:formula="of:=INT(AVERAGE([.D3]; [.F3]; [.H3]; [.J3]; [.L3]; [.N3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ari</text:p>
          </table:table-cell>
          <table:table-cell office:value-type="float" office:value="1002" calcext:value-type="float">
            <text:p>1002</text:p>
          </table:table-cell>
          <table:table-cell office:value-type="float" office:value="82" calcext:value-type="float">
            <text:p>82</text:p>
          </table:table-cell>
          <table:table-cell table:formula="of:=COM.MICROSOFT.IFS(     [.C4]&gt;80; 5;     [.C4]&gt;70; 4.5;     [.C4]&gt;60; 4;     [.C4]&gt;51; 3.5;     [.C4]&gt;40; 3;     [.C4]&gt;=0; 2;     1; 0 )"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table:formula="of:=COM.MICROSOFT.IFS(     [.E4]&gt;80; 5;     [.E4]&gt;70; 4.5;     [.E4]&gt;60; 4;     [.E4]&gt;51; 3.5;     [.E4]&gt;40; 3;     [.E4]&gt;=0; 2;     1; 0 )" office:value-type="float" office:value="4.5" calcext:value-type="float">
            <text:p>4.5</text:p>
          </table:table-cell>
          <table:table-cell office:value-type="float" office:value="85" calcext:value-type="float">
            <text:p>85</text:p>
          </table:table-cell>
          <table:table-cell table:formula="of:=COM.MICROSOFT.IFS(     [.G4]&gt;80; 5;     [.G4]&gt;70; 4.5;     [.G4]&gt;60; 4;     [.G4]&gt;51; 3.5;     [.G4]&gt;40; 3;     [.G4]&gt;=0; 2;     1; 0 )"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formula="of:=COM.MICROSOFT.IFS(     [.I4]&gt;80; 5;     [.I4]&gt;70; 4.5;     [.I4]&gt;60; 4;     [.I4]&gt;51; 3.5;     [.I4]&gt;40; 3;     [.I4]&gt;=0; 2;     1; 0 )"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rade</text:p>
          </table:table-cell>
          <table:table-cell office:value-type="float" office:value="84" calcext:value-type="float">
            <text:p>84</text:p>
          </table:table-cell>
          <table:table-cell table:formula="of:=COM.MICROSOFT.IFS(     [.M4]&gt;80; 5;     [.M4]&gt;70; 4.5;     [.M4]&gt;60; 4;     [.M4]&gt;51; 3.5;     [.M4]&gt;40; 3;     [.M4]&gt;=0; 2;     1; 0 )" office:value-type="float" office:value="5" calcext:value-type="float">
            <text:p>5</text:p>
          </table:table-cell>
          <table:table-cell table:formula="of:=INT(AVERAGE([.D4]; [.F4]; [.H4]; [.J4]; [.L4]; [.N4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bid</text:p>
          </table:table-cell>
          <table:table-cell office:value-type="float" office:value="1003" calcext:value-type="float">
            <text:p>1003</text:p>
          </table:table-cell>
          <table:table-cell office:value-type="float" office:value="83" calcext:value-type="float">
            <text:p>83</text:p>
          </table:table-cell>
          <table:table-cell table:formula="of:=COM.MICROSOFT.IFS(     [.C5]&gt;80; 5;     [.C5]&gt;70; 4.5;     [.C5]&gt;60; 4;     [.C5]&gt;51; 3.5;     [.C5]&gt;40; 3;     [.C5]&gt;=0; 2;     1; 0 )"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table:formula="of:=COM.MICROSOFT.IFS(     [.E5]&gt;80; 5;     [.E5]&gt;70; 4.5;     [.E5]&gt;60; 4;     [.E5]&gt;51; 3.5;     [.E5]&gt;40; 3;     [.E5]&gt;=0; 2;     1; 0 )" office:value-type="float" office:value="4.5" calcext:value-type="float">
            <text:p>4.5</text:p>
          </table:table-cell>
          <table:table-cell office:value-type="float" office:value="84" calcext:value-type="float">
            <text:p>84</text:p>
          </table:table-cell>
          <table:table-cell table:formula="of:=COM.MICROSOFT.IFS(     [.G5]&gt;80; 5;     [.G5]&gt;70; 4.5;     [.G5]&gt;60; 4;     [.G5]&gt;51; 3.5;     [.G5]&gt;40; 3;     [.G5]&gt;=0; 2;     1; 0 )"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table:formula="of:=COM.MICROSOFT.IFS(     [.I5]&gt;80; 5;     [.I5]&gt;70; 4.5;     [.I5]&gt;60; 4;     [.I5]&gt;51; 3.5;     [.I5]&gt;40; 3;     [.I5]&gt;=0; 2;     1; 0 )" office:value-type="float" office:value="4.5" calcext:value-type="float">
            <text:p>4.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Grade</text:p>
          </table:table-cell>
          <table:table-cell office:value-type="float" office:value="78" calcext:value-type="float">
            <text:p>78</text:p>
          </table:table-cell>
          <table:table-cell table:formula="of:=COM.MICROSOFT.IFS(     [.M5]&gt;80; 5;     [.M5]&gt;70; 4.5;     [.M5]&gt;60; 4;     [.M5]&gt;51; 3.5;     [.M5]&gt;40; 3;     [.M5]&gt;=0; 2;     1; 0 )" office:value-type="float" office:value="4.5" calcext:value-type="float">
            <text:p>4.5</text:p>
          </table:table-cell>
          <table:table-cell table:formula="of:=INT(AVERAGE([.D5]; [.F5]; [.H5]; [.J5]; [.L5]; [.N5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lam</text:p>
          </table:table-cell>
          <table:table-cell office:value-type="float" office:value="1004" calcext:value-type="float">
            <text:p>1004</text:p>
          </table:table-cell>
          <table:table-cell office:value-type="float" office:value="84" calcext:value-type="float">
            <text:p>84</text:p>
          </table:table-cell>
          <table:table-cell table:formula="of:=COM.MICROSOFT.IFS(     [.C6]&gt;80; 5;     [.C6]&gt;70; 4.5;     [.C6]&gt;60; 4;     [.C6]&gt;51; 3.5;     [.C6]&gt;40; 3;     [.C6]&gt;=0; 2;     1; 0 )"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formula="of:=COM.MICROSOFT.IFS(     [.E6]&gt;80; 5;     [.E6]&gt;70; 4.5;     [.E6]&gt;60; 4;     [.E6]&gt;51; 3.5;     [.E6]&gt;40; 3;     [.E6]&gt;=0; 2;     1; 0 )" office:value-type="float" office:value="4.5" calcext:value-type="float">
            <text:p>4.5</text:p>
          </table:table-cell>
          <table:table-cell office:value-type="float" office:value="66" calcext:value-type="float">
            <text:p>66</text:p>
          </table:table-cell>
          <table:table-cell table:formula="of:=COM.MICROSOFT.IFS(     [.G6]&gt;80; 5;     [.G6]&gt;70; 4.5;     [.G6]&gt;60; 4;     [.G6]&gt;51; 3.5;     [.G6]&gt;40; 3;     [.G6]&gt;=0; 2;     1; 0 )"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formula="of:=COM.MICROSOFT.IFS(     [.I6]&gt;80; 5;     [.I6]&gt;70; 4.5;     [.I6]&gt;60; 4;     [.I6]&gt;51; 3.5;     [.I6]&gt;40; 3;     [.I6]&gt;=0; 2;     1; 0 )"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rade</text:p>
          </table:table-cell>
          <table:table-cell office:value-type="float" office:value="82" calcext:value-type="float">
            <text:p>82</text:p>
          </table:table-cell>
          <table:table-cell table:formula="of:=COM.MICROSOFT.IFS(     [.M6]&gt;80; 5;     [.M6]&gt;70; 4.5;     [.M6]&gt;60; 4;     [.M6]&gt;51; 3.5;     [.M6]&gt;40; 3;     [.M6]&gt;=0; 2;     1; 0 )" office:value-type="float" office:value="5" calcext:value-type="float">
            <text:p>5</text:p>
          </table:table-cell>
          <table:table-cell table:formula="of:=INT(AVERAGE([.D6]; [.F6]; [.H6]; [.J6]; [.L6]; [.N6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shik</text:p>
          </table:table-cell>
          <table:table-cell office:value-type="float" office:value="1005" calcext:value-type="float">
            <text:p>1005</text:p>
          </table:table-cell>
          <table:table-cell office:value-type="float" office:value="85" calcext:value-type="float">
            <text:p>85</text:p>
          </table:table-cell>
          <table:table-cell table:formula="of:=COM.MICROSOFT.IFS(     [.C7]&gt;80; 5;     [.C7]&gt;70; 4.5;     [.C7]&gt;60; 4;     [.C7]&gt;51; 3.5;     [.C7]&gt;40; 3;     [.C7]&gt;=0; 2;     1; 0 )"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formula="of:=COM.MICROSOFT.IFS(     [.E7]&gt;80; 5;     [.E7]&gt;70; 4.5;     [.E7]&gt;60; 4;     [.E7]&gt;51; 3.5;     [.E7]&gt;40; 3;     [.E7]&gt;=0; 2;     1; 0 )"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table:formula="of:=COM.MICROSOFT.IFS(     [.G7]&gt;80; 5;     [.G7]&gt;70; 4.5;     [.G7]&gt;60; 4;     [.G7]&gt;51; 3.5;     [.G7]&gt;40; 3;     [.G7]&gt;=0; 2;     1; 0 )"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table:formula="of:=COM.MICROSOFT.IFS(     [.I7]&gt;80; 5;     [.I7]&gt;70; 4.5;     [.I7]&gt;60; 4;     [.I7]&gt;51; 3.5;     [.I7]&gt;40; 3;     [.I7]&gt;=0; 2;     1; 0 )" office:value-type="float" office:value="4.5" calcext:value-type="float">
            <text:p>4.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rade</text:p>
          </table:table-cell>
          <table:table-cell office:value-type="float" office:value="66" calcext:value-type="float">
            <text:p>66</text:p>
          </table:table-cell>
          <table:table-cell table:formula="of:=COM.MICROSOFT.IFS(     [.M7]&gt;80; 5;     [.M7]&gt;70; 4.5;     [.M7]&gt;60; 4;     [.M7]&gt;51; 3.5;     [.M7]&gt;40; 3;     [.M7]&gt;=0; 2;     1; 0 )" office:value-type="float" office:value="4" calcext:value-type="float">
            <text:p>4</text:p>
          </table:table-cell>
          <table:table-cell table:formula="of:=INT(AVERAGE([.D7]; [.F7]; [.H7]; [.J7]; [.L7]; [.N7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inod</text:p>
          </table:table-cell>
          <table:table-cell office:value-type="float" office:value="1006" calcext:value-type="float">
            <text:p>1006</text:p>
          </table:table-cell>
          <table:table-cell office:value-type="float" office:value="86" calcext:value-type="float">
            <text:p>86</text:p>
          </table:table-cell>
          <table:table-cell table:formula="of:=COM.MICROSOFT.IFS(     [.C8]&gt;80; 5;     [.C8]&gt;70; 4.5;     [.C8]&gt;60; 4;     [.C8]&gt;51; 3.5;     [.C8]&gt;40; 3;     [.C8]&gt;=0; 2;     1; 0 )"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table:formula="of:=COM.MICROSOFT.IFS(     [.E8]&gt;80; 5;     [.E8]&gt;70; 4.5;     [.E8]&gt;60; 4;     [.E8]&gt;51; 3.5;     [.E8]&gt;40; 3;     [.E8]&gt;=0; 2;     1; 0 )" office:value-type="float" office:value="4.5" calcext:value-type="float">
            <text:p>4.5</text:p>
          </table:table-cell>
          <table:table-cell office:value-type="float" office:value="83" calcext:value-type="float">
            <text:p>83</text:p>
          </table:table-cell>
          <table:table-cell table:formula="of:=COM.MICROSOFT.IFS(     [.G8]&gt;80; 5;     [.G8]&gt;70; 4.5;     [.G8]&gt;60; 4;     [.G8]&gt;51; 3.5;     [.G8]&gt;40; 3;     [.G8]&gt;=0; 2;     1; 0 )"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formula="of:=COM.MICROSOFT.IFS(     [.I8]&gt;80; 5;     [.I8]&gt;70; 4.5;     [.I8]&gt;60; 4;     [.I8]&gt;51; 3.5;     [.I8]&gt;40; 3;     [.I8]&gt;=0; 2;     1; 0 )"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de</text:p>
          </table:table-cell>
          <table:table-cell office:value-type="float" office:value="87" calcext:value-type="float">
            <text:p>87</text:p>
          </table:table-cell>
          <table:table-cell table:formula="of:=COM.MICROSOFT.IFS(     [.M8]&gt;80; 5;     [.M8]&gt;70; 4.5;     [.M8]&gt;60; 4;     [.M8]&gt;51; 3.5;     [.M8]&gt;40; 3;     [.M8]&gt;=0; 2;     1; 0 )" office:value-type="float" office:value="5" calcext:value-type="float">
            <text:p>5</text:p>
          </table:table-cell>
          <table:table-cell table:formula="of:=INT(AVERAGE([.D8]; [.F8]; [.H8]; [.J8]; [.L8]; [.N8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her</text:p>
          </table:table-cell>
          <table:table-cell office:value-type="float" office:value="1007" calcext:value-type="float">
            <text:p>1007</text:p>
          </table:table-cell>
          <table:table-cell office:value-type="float" office:value="87" calcext:value-type="float">
            <text:p>87</text:p>
          </table:table-cell>
          <table:table-cell table:formula="of:=COM.MICROSOFT.IFS(     [.C9]&gt;80; 5;     [.C9]&gt;70; 4.5;     [.C9]&gt;60; 4;     [.C9]&gt;51; 3.5;     [.C9]&gt;40; 3;     [.C9]&gt;=0; 2;     1; 0 )"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 table:formula="of:=COM.MICROSOFT.IFS(     [.E9]&gt;80; 5;     [.E9]&gt;70; 4.5;     [.E9]&gt;60; 4;     [.E9]&gt;51; 3.5;     [.E9]&gt;40; 3;     [.E9]&gt;=0; 2;     1; 0 )"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table:formula="of:=COM.MICROSOFT.IFS(     [.G9]&gt;80; 5;     [.G9]&gt;70; 4.5;     [.G9]&gt;60; 4;     [.G9]&gt;51; 3.5;     [.G9]&gt;40; 3;     [.G9]&gt;=0; 2;     1; 0 )"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table:formula="of:=COM.MICROSOFT.IFS(     [.I9]&gt;80; 5;     [.I9]&gt;70; 4.5;     [.I9]&gt;60; 4;     [.I9]&gt;51; 3.5;     [.I9]&gt;40; 3;     [.I9]&gt;=0; 2;     1; 0 )"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rade</text:p>
          </table:table-cell>
          <table:table-cell office:value-type="float" office:value="88" calcext:value-type="float">
            <text:p>88</text:p>
          </table:table-cell>
          <table:table-cell table:formula="of:=COM.MICROSOFT.IFS(     [.M9]&gt;80; 5;     [.M9]&gt;70; 4.5;     [.M9]&gt;60; 4;     [.M9]&gt;51; 3.5;     [.M9]&gt;40; 3;     [.M9]&gt;=0; 2;     1; 0 )" office:value-type="float" office:value="5" calcext:value-type="float">
            <text:p>5</text:p>
          </table:table-cell>
          <table:table-cell table:formula="of:=INT(AVERAGE([.D9]; [.F9]; [.H9]; [.J9]; [.L9]; [.N9]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anvir</text:p>
          </table:table-cell>
          <table:table-cell office:value-type="float" office:value="1008" calcext:value-type="float">
            <text:p>1008</text:p>
          </table:table-cell>
          <table:table-cell office:value-type="float" office:value="84" calcext:value-type="float">
            <text:p>84</text:p>
          </table:table-cell>
          <table:table-cell table:formula="of:=COM.MICROSOFT.IFS(     [.C10]&gt;80; 5;     [.C10]&gt;70; 4.5;     [.C10]&gt;60; 4;     [.C10]&gt;51; 3.5;     [.C10]&gt;40; 3;     [.C10]&gt;=0; 2;     1; 0 )"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table:formula="of:=COM.MICROSOFT.IFS(     [.E10]&gt;80; 5;     [.E10]&gt;70; 4.5;     [.E10]&gt;60; 4;     [.E10]&gt;51; 3.5;     [.E10]&gt;40; 3;     [.E10]&gt;=0; 2;     1; 0 )" office:value-type="float" office:value="4.5" calcext:value-type="float">
            <text:p>4.5</text:p>
          </table:table-cell>
          <table:table-cell office:value-type="float" office:value="72" calcext:value-type="float">
            <text:p>72</text:p>
          </table:table-cell>
          <table:table-cell table:formula="of:=COM.MICROSOFT.IFS(     [.G10]&gt;80; 5;     [.G10]&gt;70; 4.5;     [.G10]&gt;60; 4;     [.G10]&gt;51; 3.5;     [.G10]&gt;40; 3;     [.G10]&gt;=0; 2;     1; 0 )" office:value-type="float" office:value="4.5" calcext:value-type="float">
            <text:p>4.5</text:p>
          </table:table-cell>
          <table:table-cell office:value-type="float" office:value="68" calcext:value-type="float">
            <text:p>68</text:p>
          </table:table-cell>
          <table:table-cell table:formula="of:=COM.MICROSOFT.IFS(     [.I10]&gt;80; 5;     [.I10]&gt;70; 4.5;     [.I10]&gt;60; 4;     [.I10]&gt;51; 3.5;     [.I10]&gt;40; 3;     [.I10]&gt;=0; 2;     1; 0 )"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Grade</text:p>
          </table:table-cell>
          <table:table-cell office:value-type="float" office:value="79" calcext:value-type="float">
            <text:p>79</text:p>
          </table:table-cell>
          <table:table-cell table:formula="of:=COM.MICROSOFT.IFS(     [.M10]&gt;80; 5;     [.M10]&gt;70; 4.5;     [.M10]&gt;60; 4;     [.M10]&gt;51; 3.5;     [.M10]&gt;40; 3;     [.M10]&gt;=0; 2;     1; 0 )" office:value-type="float" office:value="4.5" calcext:value-type="float">
            <text:p>4.5</text:p>
          </table:table-cell>
          <table:table-cell table:formula="of:=INT(AVERAGE([.D10]; [.F10]; [.H10]; [.J10]; [.L10]; [.N10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mim</text:p>
          </table:table-cell>
          <table:table-cell office:value-type="float" office:value="1009" calcext:value-type="float">
            <text:p>1009</text:p>
          </table:table-cell>
          <table:table-cell office:value-type="float" office:value="69" calcext:value-type="float">
            <text:p>69</text:p>
          </table:table-cell>
          <table:table-cell table:formula="of:=COM.MICROSOFT.IFS(     [.C11]&gt;80; 5;     [.C11]&gt;70; 4.5;     [.C11]&gt;60; 4;     [.C11]&gt;51; 3.5;     [.C11]&gt;40; 3;     [.C11]&gt;=0; 2;     1; 0 )"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table:formula="of:=COM.MICROSOFT.IFS(     [.E11]&gt;80; 5;     [.E11]&gt;70; 4.5;     [.E11]&gt;60; 4;     [.E11]&gt;51; 3.5;     [.E11]&gt;40; 3;     [.E11]&gt;=0; 2;     1; 0 )"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formula="of:=COM.MICROSOFT.IFS(     [.G11]&gt;80; 5;     [.G11]&gt;70; 4.5;     [.G11]&gt;60; 4;     [.G11]&gt;51; 3.5;     [.G11]&gt;40; 3;     [.G11]&gt;=0; 2;     1; 0 )" office:value-type="float" office:value="4.5" calcext:value-type="float">
            <text:p>4.5</text:p>
          </table:table-cell>
          <table:table-cell office:value-type="float" office:value="55" calcext:value-type="float">
            <text:p>55</text:p>
          </table:table-cell>
          <table:table-cell table:formula="of:=COM.MICROSOFT.IFS(     [.I11]&gt;80; 5;     [.I11]&gt;70; 4.5;     [.I11]&gt;60; 4;     [.I11]&gt;51; 3.5;     [.I11]&gt;40; 3;     [.I11]&gt;=0; 2;     1; 0 )" office:value-type="float" office:value="3.5" calcext:value-type="float">
            <text:p>3.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Grade</text:p>
          </table:table-cell>
          <table:table-cell office:value-type="float" office:value="68" calcext:value-type="float">
            <text:p>68</text:p>
          </table:table-cell>
          <table:table-cell table:formula="of:=COM.MICROSOFT.IFS(     [.M11]&gt;80; 5;     [.M11]&gt;70; 4.5;     [.M11]&gt;60; 4;     [.M11]&gt;51; 3.5;     [.M11]&gt;40; 3;     [.M11]&gt;=0; 2;     1; 0 )" office:value-type="float" office:value="4" calcext:value-type="float">
            <text:p>4</text:p>
          </table:table-cell>
          <table:table-cell table:formula="of:=INT(AVERAGE([.D11]; [.F11]; [.H11]; [.J11]; [.L11]; [.N11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kib</text:p>
          </table:table-cell>
          <table:table-cell office:value-type="float" office:value="1010" calcext:value-type="float">
            <text:p>1010</text:p>
          </table:table-cell>
          <table:table-cell office:value-type="float" office:value="85" calcext:value-type="float">
            <text:p>85</text:p>
          </table:table-cell>
          <table:table-cell table:formula="of:=COM.MICROSOFT.IFS(     [.C12]&gt;80; 5;     [.C12]&gt;70; 4.5;     [.C12]&gt;60; 4;     [.C12]&gt;51; 3.5;     [.C12]&gt;40; 3;     [.C12]&gt;=0; 2;     1; 0 )"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formula="of:=COM.MICROSOFT.IFS(     [.E12]&gt;80; 5;     [.E12]&gt;70; 4.5;     [.E12]&gt;60; 4;     [.E12]&gt;51; 3.5;     [.E12]&gt;40; 3;     [.E12]&gt;=0; 2;     1; 0 )" office:value-type="float" office:value="4.5" calcext:value-type="float">
            <text:p>4.5</text:p>
          </table:table-cell>
          <table:table-cell office:value-type="float" office:value="93" calcext:value-type="float">
            <text:p>93</text:p>
          </table:table-cell>
          <table:table-cell table:formula="of:=COM.MICROSOFT.IFS(     [.G12]&gt;80; 5;     [.G12]&gt;70; 4.5;     [.G12]&gt;60; 4;     [.G12]&gt;51; 3.5;     [.G12]&gt;40; 3;     [.G12]&gt;=0; 2;     1; 0 )"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formula="of:=COM.MICROSOFT.IFS(     [.I12]&gt;80; 5;     [.I12]&gt;70; 4.5;     [.I12]&gt;60; 4;     [.I12]&gt;51; 3.5;     [.I12]&gt;40; 3;     [.I12]&gt;=0; 2;     1; 0 )"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rade</text:p>
          </table:table-cell>
          <table:table-cell office:value-type="float" office:value="94" calcext:value-type="float">
            <text:p>94</text:p>
          </table:table-cell>
          <table:table-cell table:formula="of:=COM.MICROSOFT.IFS(     [.M12]&gt;80; 5;     [.M12]&gt;70; 4.5;     [.M12]&gt;60; 4;     [.M12]&gt;51; 3.5;     [.M12]&gt;40; 3;     [.M12]&gt;=0; 2;     1; 0 )" office:value-type="float" office:value="5" calcext:value-type="float">
            <text:p>5</text:p>
          </table:table-cell>
          <table:table-cell table:formula="of:=INT(AVERAGE([.D12]; [.F12]; [.H12]; [.J12]; [.L12]; [.N12]))"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1">00/00/0000</text:date>, <text:time style:data-style-name="N2" text:time-value="11:38:54.2654408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9T09:51:09.811320605</meta:creation-date>
    <dc:date>2026-01-01T11:41:47.808331451</dc:date>
    <meta:editing-duration>PT14M4S</meta:editing-duration>
    <meta:editing-cycles>3</meta:editing-cycles>
    <meta:generator>LibreOffice/25.8.3.2$Linux_X86_64 LibreOffice_project/580$Build-2</meta:generator>
    <meta:document-statistic meta:table-count="1" meta:cell-count="166" meta:object-count="0"/>
  </office:meta>
</office:document-meta>
</file>